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マハイ山
←：ジャクラの森・ジンブー村
→：オンドレラ邸
↓：ダーブ洞窟・港町ザザーブ・ドノ村</text:p>
          </table:table-cell>
          <table:table-cell table:style-name="ce0"/>
          <table:table-cell table:style-name="ce0"/>
          <table:table-cell table:style-name="ce0" office:value-type="string">
            <text:p>↑：Mt. Mahai
←：Jakla Forest ・ Jinbū Village
→：Ondrera Manor
↓：Dābu Cavern ・ Zazābu ・ Dono Village</text:p>
          </table:table-cell>
          <table:table-cell table:number-columns-repeated="1020"/>
        </table:table-row>
        <table:table-row>
          <table:table-cell table:style-name="ce0" office:value-type="string">
            <text:p>はー・・・疲れた・・・。　山歩きは慣れてない
からなあ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トロッコ？　ああ、今はちょっとね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子様
「ぱぱー！　まま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父親
「うおおおお！！　娘よ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母親
「無事で良かったわああぁぁーーー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件落着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の人たちが犯人だと分かった時は、
何されてるか心配だった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子供を助けて四天王2人もやっつけたから
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本当によくやってくれた。　ありがと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にしても、君たちはどうやってホールの
　先へ進むことができたのだろ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やはり、熾天少女にしか無い特殊能力を
　使ったの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実はこの娘の協力があったからな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ﾄﾞﾔｱｧｧｯ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む？　見ない顔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か、また新たな熾天少女なんだ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ん、この娘は宇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あ！　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娘はね！　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わたし達の世界方面から来たっぽい
感じの、なんかそういう系列の人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ですよ、秋空さん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人が宇宙人だって教えちゃったら、
　私たちは記憶を消されちゃうんです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っと！　そうだったね、ごめん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よく分からないが、とにかく新たな仲間
　なんだ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騎士団長のガウラだ。　どうかよろしく
　たのむ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そう、ワタシの名前は、カ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ーっと！！　ねえねえ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お腹すいたよね！！？　君は
食べ物何が好き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ぇ？　急にどうしたネ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、たこやきが好きだ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と・・・この娘の名前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・・・たこやきで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ﾞ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！？　たこやきちゃん！！　ね！？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っ！？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ぅ・・・ぅ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よろしく頼むよ、たこやき君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てと！　事件が解決したところで、
あたし達はどうす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の行動方針について協議する手はずだった
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も秘湯で心身を癒したこと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城へ戻り、姫と共に今後の作戦を立てると
　し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、さっそくお城に向けて出発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行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一足先に戻り、謁見の準備をして
　おこ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後ほど、城で会お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・・・どうしてこんなことに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東の方が騒がし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あった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オンドレラ低の調査が優先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ま、ま、ままっま、ま、まずは
おおおおお、お、おおおっお、落ち着こ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・・・我慢ん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ろろ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ぁっ！！　だ、だめ・・・だめ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・・・出ちゃ・・・ぁあ、あ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むり・・・っ！　が、我慢でき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も・・・いない・・・よね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げ、限界なんだから・・・っ、仕方無い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ぁ～～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よっと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戻んなき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・・・あの・・・こ、これは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不可抗力なのっ！！　どうしようも
なかったの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ーん、みなまで言うなと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れどれ～、にゃんちゃんの恥ずかしい
放尿シーンをじっくり見せてごら～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いいーーー！！　く、来るなヘンターーーイ
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こっちに着く頃には渋滞も解消して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のラッシュだったん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ていれば、もう少し待っていても
よ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これでやっとお城に行け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ろいろあったけど、“無事”に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もっち・・・！　内緒だからね！　絶対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いはーい♪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にゃんこ、行列はどうだ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ち時間っていうのも、けっこういいもん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んっぜんよくない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列なんてこの世から根絶してやる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では当初の予定通り、我々は城へ戻り、
姫に現状報告を行った後に作戦会議を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ね！　それで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www　アイツめっちゃ内股なんだけどww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ちょ、やっちゃったんかいwwww　はよ
　着替えなよ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で、その流れ的に焼肉行くと思うじゃ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普通行くじゃん？　行かないんだよこれが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マジで！？　なんで行かないかなー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（ト、トイレ行きたいけど・・・話がおもしろ
　すぎて、やめられない・・・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んで、結局ラーメンだったわけよ！！
　最初からそれにしとけっての！！！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意味わっかんない！！wwwww
　その2時間は何だったのwwwwwwww
　（そわそわ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この前さ、東部の名湯の話したじゃ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ああー！　それどうなったの！？　下着
　見つかったん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あの後、従業員も総動員して探したんだけど
　ね、とうとう出てこなかったんだってー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うっそマジで！？　下着ドロじゃん！！
（もじもじ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だよね！！　あたし絶対、犬の散歩させてた
　おっさんが犯人だと思うんだけどさ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あ！　ペット禁止なのに入ろうとしたヤツ！？
（もじもじ・・・そわそわ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そそそそそ！！　マジ怪しすぎってのwww
　だっておかしいじゃん、犬の散歩だよ！？
　それで温泉くる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だよね！！　確定じゃん！！wwwww
（くねくね・・・くねくね・・・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犬で思い出したんだけど！！　今度公開
　されるオペラ“忠犬ケルベロス”の配役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てかアンタwww　さっきからトイレ我慢してない
　？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あ、わかる？ww　ちょい我慢しすぎたかも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はよ行け、アホ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ごめんねー、行ってくるわ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えっと、ここから一番近いトイレ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（ぶるるっ）うっ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（う、うそ・・・思ってたより、やばい・・・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トロッコ乗り場のトイレ・・・あ、あそこまで
　・・・間に合う・・・かな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うわーーーん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あ、あ、だめだ・・・やっぱトイレまで持たない
　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早く済ませちゃ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ってええーーーー！！！　こ、こういうときに
　限って、もう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な、な、なんでもないから、早く・・・あっちに
　・・・っ　ぅ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だめ・・・むり・・・もぉ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あっちに行けって言ったのに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知らないっ！！！　わーーーー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熱々のおしっこだ。　話に夢中で膀胱からの
警告に気付かなかったの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に話かける前に、後ろに立っている
兵が何をしゃべるのか確認してお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心構え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ジンブー村でも言った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じゃあ記念にお小遣いあげ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500レンをもら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立て続けに誘拐事件が起こると疲れる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